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5">
            <text:p>15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 office:value-type="string">
            <text:p>2022-11-06_07-48-40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7" office:value-type="string">
            <text:p>2022-11-06_01-49-03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7" office:value-type="string">
            <text:p>2022-11-06_01-48-57_000.jpg</text:p>
          </table:table-cell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8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7" office:value-type="string">
            <text:p>2022-11-06_07-48-48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記録 / お酒：飲んだ量">
            <text:p>:m 記録 / お酒：飲んだ量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 office:value-type="string">
            <text:p>2022-11-05_20-45-16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7" office:value-type="string">
            <text:p>2022-11-06_13-30-25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8" office:value-type="string">
            <text:p>2022-11-05_20-52-37_000.jpg</text:p>
          </table:table-cell>
          <table:table-cell table:style-name="ce27" office:value-type="string">
            <text:p>:m 食べた物 / 盛り付け方、様子</text:p>
          </table:table-cell>
          <table:table-cell table:style-name="ce27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食べた物 / 盛り付け方、様子">
            <text:p>:m 食べた物 / 盛り付け方、様子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7" office:value-type="string">
            <text:p>2022-11-06_14-54-44_000.mp4</text:p>
          </table:table-cell>
          <table:table-cell table:style-name="ce27" office:value-type="string">
            <text:p>:VIDEO / @自室 / 記録 / jap.flute / 演奏、play / R=1 / genre=demo:tips:how-to-blow:h-1:kan+chuukan(中甲)+daikan+nidai(二大),session=hour-14,other=~ / follow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VIDEO / @自室 / 記録 / jap.flute / 演奏、play / R=1 / genre=demo:tips:how-to-blow:h-1:kan+chuukan(中甲)+daikan+nidai(二大),session=hour-14,other=~ / follow~">
            <text:p>:VIDEO / @自室 / 記録 / jap.flute / 演奏、play / R=1 / genre=demo:tips:how-to-blow:h-1:kan+chuukan(中甲)+daikan+nidai(二大),session=hour-14,other=~ / follow~</text:p>
          </table:table-cell>
          <table:table-cell table:style-name="ce10" table:formula="of:=RIGHT([.B9];[.K9])" office:value-type="string" office:string-value="mp4">
            <text:p>mp4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0" office:value-type="string">
            <text:p>2022-11-06_18-43-07_000.mp4</text:p>
          </table:table-cell>
          <table:table-cell table:style-name="ce28" office:value-type="string">
            <text:p>:VIDEO / @自室 / 記録 / jap.flute / 演奏、play / R=1 / genre=melody,for=~,session=hour-18,other=~ / follow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10" table:formula="of:=RIGHT([.B10];[.K10])" office:value-type="string" office:string-value="mp4">
            <text:p>mp4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4">
            <text:p>14</text:p>
          </table:table-cell>
          <table:table-cell table:style-name="ce17" office:value-type="string">
            <text:p>2022-11-06_18-57-33_000.mp4</text:p>
          </table:table-cell>
          <table:table-cell table:style-name="ce27" office:value-type="string">
            <text:p>:VIDEO / @自室 / 記録 / jap.flute / 演奏、play / R=2 / genre=melody:osae(抑え),for=~,session=hour-18,other=~ / follow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1]=&quot;&quot;;[.C11];CONCATENATE([.C11];&quot; / &quot;;[.E11]))" office:value-type="string" office:string-value=":VIDEO / @自室 / 記録 / jap.flute / 演奏、play / R=2 / genre=melody:osae(抑え),for=~,session=hour-18,other=~ / follow~">
            <text:p>:VIDEO / @自室 / 記録 / jap.flute / 演奏、play / R=2 / genre=melody:osae(抑え),for=~,session=hour-18,other=~ / follow~</text:p>
          </table:table-cell>
          <table:table-cell table:style-name="ce10" table:formula="of:=RIGHT([.B11];[.K11])" office:value-type="string" office:string-value="mp4">
            <text:p>mp4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0" office:value-type="string">
            <text:p>2022-11-06_12-03-44_000.mp4</text:p>
          </table:table-cell>
          <table:table-cell table:style-name="ce20" office:value-type="string">
            <text:p>:VIDEO / @自室 / 記録 / jap.flute-bamboo,shakuhachi,尺八 / 演奏、play / R=1 / genr=demo:how-to-blow:kan-3~;1+3~(hole-1,3:off),for=~,Re~,other=~,file-id=~,memo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2]=&quot;&quot;;[.C12];CONCATENATE([.C12];&quot; / &quot;;[.E12]))" office:value-type="string" office:string-value=":VIDEO / @自室 / 記録 / jap.flute-bamboo,shakuhachi,尺八 / 演奏、play / R=1 / genr=demo:how-to-blow:kan-3~;1+3~(hole-1,3:off),for=~,Re~,other=~,file-id=~,memo~">
            <text:p>:VIDEO / @自室 / 記録 / jap.flute-bamboo,shakuhachi,尺八 / 演奏、play / R=1 / genr=demo:how-to-blow:kan-3~;1+3~(hole-1,3:off),for=~,Re~,other=~,file-id=~,memo~</text:p>
          </table:table-cell>
          <table:table-cell table:style-name="ce10" table:formula="of:=RIGHT([.B12];[.K12])" office:value-type="string" office:string-value="mp4">
            <text:p>mp4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7" office:value-type="string">
            <text:p>2022-11-06_12-09-45_000.jpg</text:p>
          </table:table-cell>
          <table:table-cell table:style-name="ce27" office:value-type="string">
            <text:p>:m :尺八,shakuhachi,bamboo #*# / session-memo / s.1:todays-melody,genr=memo,for=alt-fingering:h-3&gt;odd~pitch=kan,R=1,i.f.=~,Re~,other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3]=&quot;&quot;;[.C13];CONCATENATE([.C13];&quot; / &quot;;[.E13]))" office:value-type="string" office:string-value=":m :尺八,shakuhachi,bamboo #*# / session-memo / s.1:todays-melody,genr=memo,for=alt-fingering:h-3&gt;odd~pitch=kan,R=1,i.f.=~,Re~,other=~">
            <text:p>:m :尺八,shakuhachi,bamboo #*# / session-memo / s.1:todays-melody,genr=memo,for=alt-fingering:h-3&gt;odd~pitch=kan,R=1,i.f.=~,Re~,other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8" office:value-type="string">
            <text:p>2022-11-06_14-57-09_000.jpg</text:p>
          </table:table-cell>
          <table:table-cell table:style-name="ce28" office:value-type="string">
            <text:p>:m :篠笛,shinobue #*# / session-memo:session-1 / p.1:genre=tips:how-to-blow:h-1:otsu~nikan(二甲),R=1,session=hour-~,musescore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4]=&quot;&quot;;[.C14];CONCATENATE([.C14];&quot; / &quot;;[.E14]))" office:value-type="string" office:string-value=":m :篠笛,shinobue #*# / session-memo:session-1 / p.1:genre=tips:how-to-blow:h-1:otsu~nikan(二甲),R=1,session=hour-~,musescore=~">
            <text:p>:m :篠笛,shinobue #*# / session-memo:session-1 / p.1:genre=tips:how-to-blow:h-1:otsu~nikan(二甲),R=1,session=hour-~,musescore=~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3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7" office:value-type="string">
            <text:p>2022-11-06_17-21-14_000.jpg</text:p>
          </table:table-cell>
          <table:table-cell table:style-name="ce28" office:value-type="string">
            <text:p>:m :篠笛,shinobue #*# / session-memo:session-1 / p.1:genre=memo:alt-fingering:(h-5~;blow=chuukan;pitch=Df)(h-5~:2~;pitch=D;blow=chuukan),for=~,key=~,notes=~,R=~,file-id=~,piece-id=~,tempo=~,session=~,other=~,musescore=~ \\\ p.2:genre=melody,key=~,notes=~,R=1,file-id=~,piece-id=~,tempo=~,session=~,other=~,musescore=~ \\\ p.3:genre=melody:continue-from:page-1,for=section:coda;section:osae(抑え),for=~,key=~,notes=~,R=2,file-id=~,piece-id=~,tempo=~,session=~,other=~,musescore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5]=&quot;&quot;;[.C15];CONCATENATE([.C15];&quot; / &quot;;[.E15]))" office:value-type="string" office:string-value=":m :篠笛,shinobue #*# / session-memo:session-1 / p.1:genre=memo:alt-fingering:(h-5~;blow=chuukan;pitch=Df)(h-5~:2~;pitch=D;blow=chuukan),for=~,key=~,notes=~,R=~,file-id=~,piece-id=~,tempo=~,session=~,other=~,musescore=~ \\\ p.2:genre=melody,key=~,notes=~,R=1,file-id=~,piece-id=~,tempo=~,session=~,other=~,musescore=~ \\\ p.3:genre=melody:continue-from:page-1,for=section:coda;section:osae(抑え),for=~,key=~,notes=~,R=2,file-id=~,piece-id=~,tempo=~,session=~,other=~,musescore=~">
            <text:p>:m :篠笛,shinobue #*# / session-memo:session-1 / p.1:genre=memo:alt-fingering:(h-5~;blow=chuukan;pitch=Df)(h-5~:2~;pitch=D;blow=chuukan),for=~,key=~,notes=~,R=~,file-id=~,piece-id=~,tempo=~,session=~,other=~,musescore=~ \\\ p.2:genre=melody,key=~,notes=~,R=1,file-id=~,piece-id=~,tempo=~,session=~,other=~,musescore=~ \\\ p.3:genre=melody:continue-from:page-1,for=section:coda;section:osae(抑え),for=~,key=~,notes=~,R=2,file-id=~,piece-id=~,tempo=~,session=~,other=~,musescore=~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3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5">
            <text:p>15</text:p>
          </table:table-cell>
          <table:table-cell table:style-name="ce17" office:value-type="string">
            <text:p>2022-11-06_19-00-51_000.jpg</text:p>
          </table:table-cell>
          <table:table-cell table:style-name="ce27" office:value-type="string">
            <text:p>:m RES 1*1 / free# JVEMV6 83#_22:1 / 83. chemistry / topics=無機化学,w=イオン化ポテンシャル；,s=~,i=~,other=calc+:原子半径：第一イオン化エネルギー：相関,doc=r-1-1~1.2:f-4.7#R.0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string" office:string-value=":m RES 1*1 / free# JVEMV6 83#_22:1 / 83. chemistry / topics=無機化学,w=イオン化ポテンシャル；,s=~,i=~,other=calc+:原子半径：第一イオン化エネルギー：相関,doc=r-1-1~1.2:f-4.7#R.0">
            <text:p>:m RES 1*1 / free# JVEMV6 83#_22:1 / 83. chemistry / topics=無機化学,w=イオン化ポテンシャル；,s=~,i=~,other=calc+:原子半径：第一イオン化エネルギー：相関,doc=r-1-1~1.2:f-4.7#R.0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53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46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3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5">
            <text:p>15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1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7:Sheet1.C272" table:on-update-keep-styles="true" table:on-update-keep-size="false"/>
        <table:database-range table:name="XXX" table:target-range-address="Sheet1.B267:Sheet1.B267" table:on-update-keep-styles="true" table:on-update-keep-size="false"/>
        <table:database-range table:name="XXX_music" table:target-range-address="Sheet1.B268:Sheet1.B268" table:on-update-keep-styles="true" table:on-update-keep-size="false"/>
        <table:database-range table:target-range-address="Sheet1.A2:Sheet1.AMJ16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7">2022/11/07</text:date>, <text:time>09:43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1-07T09:43:14.72</dc:date>
    <dc:creator>iwabuchi ken</dc:creator>
    <meta:editing-duration>P50DT14H28M21S</meta:editing-duration>
    <meta:editing-cycles>16444</meta:editing-cycles>
    <meta:document-statistic meta:table-count="2" meta:cell-count="919" meta:object-count="0"/>
    <meta:user-defined meta:name="qrichtext">1</meta:user-defined>
  </office:meta>
</office:document-meta>
</file>